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97" officeooo:paragraph-rsid="001a0697"/>
    </style:style>
    <style:style style:name="P2" style:family="paragraph" style:parent-style-name="Standard">
      <style:text-properties officeooo:rsid="001a0697" officeooo:paragraph-rsid="001a9dc3"/>
    </style:style>
    <style:style style:name="P3" style:family="paragraph" style:parent-style-name="Standard">
      <style:text-properties officeooo:rsid="001a0697" officeooo:paragraph-rsid="001decfb"/>
    </style:style>
    <style:style style:name="P4" style:family="paragraph" style:parent-style-name="Standard">
      <style:text-properties officeooo:rsid="001a9dc3" officeooo:paragraph-rsid="001a9dc3"/>
    </style:style>
    <style:style style:name="P5" style:family="paragraph" style:parent-style-name="Standard">
      <style:text-properties officeooo:rsid="001bc02a" officeooo:paragraph-rsid="001bc02a"/>
    </style:style>
    <style:style style:name="P6" style:family="paragraph" style:parent-style-name="Standard">
      <style:text-properties officeooo:rsid="0029ad04" officeooo:paragraph-rsid="0029ad04"/>
    </style:style>
    <style:style style:name="P7" style:family="paragraph" style:parent-style-name="Standard">
      <style:text-properties officeooo:rsid="001a0697" officeooo:paragraph-rsid="001a0697"/>
    </style:style>
    <style:style style:name="P8" style:family="paragraph" style:parent-style-name="Standard">
      <style:text-properties officeooo:rsid="0029ad04" officeooo:paragraph-rsid="0029ad04"/>
    </style:style>
    <style:style style:name="P9" style:family="paragraph" style:parent-style-name="Standard">
      <style:text-properties officeooo:rsid="002d89fa" officeooo:paragraph-rsid="002d89fa"/>
    </style:style>
    <style:style style:name="T1" style:family="text">
      <style:text-properties officeooo:rsid="001bc02a"/>
    </style:style>
    <style:style style:name="T2" style:family="text">
      <style:text-properties officeooo:rsid="001c2121"/>
    </style:style>
    <style:style style:name="T3" style:family="text">
      <style:text-properties officeooo:rsid="002782ac"/>
    </style:style>
    <style:style style:name="T4" style:family="text">
      <style:text-properties officeooo:rsid="002bff23"/>
    </style:style>
    <style:style style:name="T5" style:family="text">
      <style:text-properties officeooo:rsid="002d89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USERS</text:p>
      <text:p text:style-name="P1">-ID_User (Numerico y PK)</text:p>
      <text:p text:style-name="P1">-username (alfanumerico unico)</text:p>
      <text:p text:style-name="P1">-birth_date (DD-MM-YYYY) </text:p>
      <text:p text:style-name="P1">-password (varchar)</text:p>
      <text:p text:style-name="P3"/>
      <text:p text:style-name="P1"/>
      <text:p text:style-name="P1">PLANETAS</text:p>
      <text:p text:style-name="P1">-ID_Planet(numerico y PK)</text:p>
      <text:p text:style-name="P1">-nombre (alfanumerico unico)</text:p>
      <text:p text:style-name="P1">-technology_attack(coste para actualizar)</text:p>
      <text:p text:style-name="P1">-technology_defense(coste para actualizar)</text:p>
      <text:p text:style-name="P1">-<text:span text:style-name="T5">UpgradeTechnology_attack(Int)</text:span></text:p>
      <text:p text:style-name="P1">-<text:span text:style-name="T5">UpgradeTechnology_defense(int)</text:span></text:p>
      <text:p text:style-name="P1">-cristal (cantidad)</text:p>
      <text:p text:style-name="P1">-metal(cantidad)</text:p>
      <text:p text:style-name="P1">-deuterium(cantidad)</text:p>
      <text:p text:style-name="P1">-<text:span text:style-name="T3">ID_User(Numerico y FK)</text:span></text:p>
      <text:p text:style-name="P1"/>
      <text:p text:style-name="P6">SHIPS_IN_PLANETS</text:p>
      <text:p text:style-name="P6">ID_Planet(numerico y FK)</text:p>
      <text:p text:style-name="P6">ID_Ship<text:span text:style-name="T4">s</text:span>(int y FK)</text:p>
      <text:p text:style-name="P6">Quantity(int)</text:p>
      <text:p text:style-name="P9">Level(Int)</text:p>
      <text:p text:style-name="P1"/>
      <text:p text:style-name="P1">NAVES</text:p>
      <text:p text:style-name="P5">-ID_Ship<text:span text:style-name="T4">s</text:span>(int <text:span text:style-name="T2">y PK</text:span>)</text:p>
      <text:p text:style-name="P1">-Name(varchar)</text:p>
      <text:p text:style-name="P1">-Metal_Cost(int)</text:p>
      <text:p text:style-name="P1">-Crystal_Cost(int)</text:p>
      <text:p text:style-name="P1">-Deuterium_Cost(int)</text:p>
      <text:p text:style-name="P1">-InitialArmor(int)</text:p>
      <text:p text:style-name="P1">-Armor(int)</text:p>
      <text:p text:style-name="P1">-BaseDamage(int)</text:p>
      <text:p text:style-name="P1">-Speed(int)</text:p>
      <text:p text:style-name="P1">-Generate_Wastings(int)</text:p>
      <text:p text:style-name="P1"/>
      <text:p text:style-name="P6">DEFENSES_IN_PLANETS</text:p>
      <text:p text:style-name="P6">ID_Planet(numerico y FK)</text:p>
      <text:p text:style-name="P6">ID_Defense(int y FK)</text:p>
      <text:p text:style-name="P6"><text:bookmark text:name="__DdeLink__157_363912935"/>Quantity(int)</text:p>
      <text:p text:style-name="P9">Level(int)</text:p>
      <text:p text:style-name="P1"/>
      <text:p text:style-name="P2">DEFENSAS</text:p>
      <text:p text:style-name="P2">-<text:span text:style-name="T1">ID_Defense(int </text:span><text:span text:style-name="T2">y PK</text:span><text:span text:style-name="T1">)</text:span></text:p>
      <text:p text:style-name="P2">-Name(varchar)</text:p>
      <text:p text:style-name="P2">-Metal_Cost(int)</text:p>
      <text:p text:style-name="P2">-Crystal_Cost(int)</text:p>
      <text:p text:style-name="P2">-Deuterium_Cost(int)</text:p>
      <text:p text:style-name="P2">-InitialArmor(int)</text:p>
      <text:p text:style-name="P2">-Armor(esta vacio no se, creo que int)</text:p>
      <text:p text:style-name="P2"><text:soft-page-break/>-BaseDamage(int)</text:p>
      <text:p text:style-name="P2">-Speed(int)</text:p>
      <text:p text:style-name="P2">-Generate_Wastings(int)</text:p>
      <text:p text:style-name="P4"/>
      <text:p text:style-name="P4">BATTLE</text:p>
      <text:p text:style-name="P4">-ID_Battle<text:span text:style-name="T2">(int y PK)</text:span></text:p>
      <text:p text:style-name="P4">-ID_User<text:span text:style-name="T2">(int y FK)</text:span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08:30:28.632706998</meta:creation-date>
    <dc:date>2022-05-06T12:05:33.780944670</dc:date>
    <meta:editing-duration>PT1H20M35S</meta:editing-duration>
    <meta:editing-cycles>10</meta:editing-cycles>
    <meta:generator>LibreOffice/7.0.6.2$Linux_X86_64 LibreOffice_project/00$Build-2</meta:generator>
    <meta:document-statistic meta:table-count="0" meta:image-count="0" meta:object-count="0" meta:page-count="2" meta:paragraph-count="51" meta:word-count="91" meta:character-count="971" meta:non-whitespace-character-count="930"/>
  </office:meta>
</office:document-meta>
</file>